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832pt" svg:height="348.6pt" svg:x="131.13pt" svg:y="3pt">
            <loext:p draw:notify-on-update-of-ranges="Feuille1.A1:Feuille1.A16 Feuille1.B1:Feuille1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0.000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8607" calcext:value-type="float">
            <text:p>0.48607</text:p>
          </table:table-cell>
          <table:table-cell office:value-type="float" office:value="8194" calcext:value-type="float">
            <text:p>8194</text:p>
          </table:table-cell>
          <table:table-cell office:value-type="string" calcext:value-type="string">
            <text:p>(0.0000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00602" calcext:value-type="float">
            <text:p>1.00602</text:p>
          </table:table-cell>
          <table:table-cell office:value-type="float" office:value="7445" calcext:value-type="float">
            <text:p>7445</text:p>
          </table:table-cell>
          <table:table-cell office:value-type="string" calcext:value-type="string">
            <text:p>(0.000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24389" calcext:value-type="float">
            <text:p>2.24389</text:p>
          </table:table-cell>
          <table:table-cell office:value-type="float" office:value="8238" calcext:value-type="float">
            <text:p>8238</text:p>
          </table:table-cell>
          <table:table-cell office:value-type="string" calcext:value-type="string">
            <text:p>(0.0002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70964" calcext:value-type="float">
            <text:p>4.70964</text:p>
          </table:table-cell>
          <table:table-cell office:value-type="float" office:value="8234" calcext:value-type="float">
            <text:p>8234</text:p>
          </table:table-cell>
          <table:table-cell office:value-type="string" calcext:value-type="string">
            <text:p>(0.0005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48018" calcext:value-type="float">
            <text:p>5.48018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(0.0009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.07866" calcext:value-type="float">
            <text:p>8.07866</text:p>
          </table:table-cell>
          <table:table-cell office:value-type="float" office:value="5655" calcext:value-type="float">
            <text:p>5655</text:p>
          </table:table-cell>
          <table:table-cell office:value-type="string" calcext:value-type="string">
            <text:p>(0.001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8.38162" calcext:value-type="float">
            <text:p>18.38162</text:p>
          </table:table-cell>
          <table:table-cell office:value-type="float" office:value="7395" calcext:value-type="float">
            <text:p>7395</text:p>
          </table:table-cell>
          <table:table-cell office:value-type="string" calcext:value-type="string">
            <text:p>(0.00249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7.90398" calcext:value-type="float">
            <text:p>17.90398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(0.0024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3.0673" calcext:value-type="float">
            <text:p>23.0673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(0.00299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9.69286" calcext:value-type="float">
            <text:p>29.69286</text:p>
          </table:table-cell>
          <table:table-cell office:value-type="float" office:value="8371" calcext:value-type="float">
            <text:p>8371</text:p>
          </table:table-cell>
          <table:table-cell office:value-type="string" calcext:value-type="string">
            <text:p>(0.0035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55.76415" calcext:value-type="float">
            <text:p>55.76415</text:p>
          </table:table-cell>
          <table:table-cell office:value-type="float" office:value="13049" calcext:value-type="float">
            <text:p>13049</text:p>
          </table:table-cell>
          <table:table-cell office:value-type="string" calcext:value-type="string">
            <text:p>(0.00427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3.58896" calcext:value-type="float">
            <text:p>63.58896</text:p>
          </table:table-cell>
          <table:table-cell office:value-type="float" office:value="13222" calcext:value-type="float">
            <text:p>13222</text:p>
          </table:table-cell>
          <table:table-cell office:value-type="string" calcext:value-type="string">
            <text:p>(0.0048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81.88743" calcext:value-type="float">
            <text:p>81.88743</text:p>
          </table:table-cell>
          <table:table-cell office:value-type="float" office:value="13255" calcext:value-type="float">
            <text:p>13255</text:p>
          </table:table-cell>
          <table:table-cell office:value-type="string" calcext:value-type="string">
            <text:p>(0.0061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6.9718" calcext:value-type="float">
            <text:p>126.9718</text:p>
          </table:table-cell>
          <table:table-cell office:value-type="float" office:value="13652" calcext:value-type="float">
            <text:p>13652</text:p>
          </table:table-cell>
          <table:table-cell office:value-type="string" calcext:value-type="string">
            <text:p>(0.0093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2.15764" calcext:value-type="float">
            <text:p>132.15764</text:p>
          </table:table-cell>
          <table:table-cell office:value-type="float" office:value="13964" calcext:value-type="float">
            <text:p>13964</text:p>
          </table:table-cell>
          <table:table-cell office:value-type="string" calcext:value-type="string">
            <text:p>(0.00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Keller</meta:initial-creator>
    <meta:creation-date>2020-02-05T13:25:32.308350286</meta:creation-date>
    <dc:date>2020-02-06T17:00:42.188717208</dc:date>
    <dc:creator>Vincent Keller</dc:creator>
    <meta:editing-duration>P1DT3H24M59S</meta:editing-duration>
    <meta:editing-cycles>2</meta:editing-cycles>
    <meta:generator>LibreOffice/5.2.7.2$Linux_X86_64 LibreOffice_project/20m0$Build-2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3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52cm" svg:height="12.299cm" xlink:href=".." xlink:type="simple" chart:class="chart:line" chart:style-name="ch1">
        <chart:legend svg:x="12.159cm" svg:y="1.313cm" style:legend-expansion="custom" chartooo:width="8.535cm" chartooo:height="1.497cm" style:legend-expansion-aspect-ratio="5.70140280561122" chart:style-name="ch2"/>
        <chart:plot-area chart:style-name="ch3" table:cell-range-address="Feuille1.A1:Feuille1.B16" chart:data-source-has-labels="column" svg:x="0.587cm" svg:y="0.245cm" svg:width="28.178cm" svg:height="11.809cm">
          <chartooo:coordinate-region svg:x="1.208cm" svg:y="0.444cm" svg:width="26.999cm" svg:height="10.963cm"/>
          <chart:axis chart:dimension="x" chart:name="primary-x" chart:style-name="ch4" chartooo:axis-type="auto">
            <chartooo:date-scale/>
            <chart:categories table:cell-range-address="Feuille1.A1:Feuille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:Feuille1.B16" chart:class="chart:line">
            <chart:regression-curve chart:style-name="ch8">
              <chart:equation chart:display-equation="true" chart:display-r-square="true" svg:x="5.001cm" svg:y="4.296cm"/>
            </chart:regression-curve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1:Feuille1.A16</svg:desc>
                </draw:g>
              </table:table-cell>
              <table:table-cell office:value-type="float" office:value="0.00271">
                <text:p>0.00271</text:p>
                <draw:g>
                  <svg:desc>Feuille1.B1:Feuille1.B16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8607">
                <text:p>0.4860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.00602">
                <text:p>1.0060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24389">
                <text:p>2.2438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.70964">
                <text:p>4.7096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5.48018">
                <text:p>5.48018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8.07866">
                <text:p>8.0786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8.38162">
                <text:p>18.38162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17.90398">
                <text:p>17.9039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3.0673">
                <text:p>23.0673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29.69286">
                <text:p>29.69286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55.76415">
                <text:p>55.76415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63.58896">
                <text:p>63.58896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81.88743">
                <text:p>81.8874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26.9718">
                <text:p>126.971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32.15764">
                <text:p>132.15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